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905cm"/>
    </style:style>
    <style:style style:name="Table1.B" style:family="table-column">
      <style:table-column-properties style:column-width="13.282cm"/>
    </style:style>
    <style:style style:name="Table1.C"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3"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language="uk" fo:country="UA" officeooo:paragraph-rsid="00157a74"/>
    </style:style>
    <style:style style:name="P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3" style:family="paragraph" style:parent-style-name="Standard">
      <style:paragraph-properties fo:text-align="center" style:justify-single-word="false"/>
      <style:text-properties style:font-name="Times New Roman" officeooo:paragraph-rsid="00752f12"/>
    </style:style>
    <style:style style:name="P14"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ced7d5"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normal" officeooo:rsid="00752f12" officeooo:paragraph-rsid="00ced7d5" fo:background-color="#ffffff" style:font-name-asian="Calibri" style:font-size-asian="12pt" style:font-weight-asian="normal" style:font-name-complex="Times New Roman1" style:font-size-complex="12pt" style:font-weight-complex="normal"/>
    </style:style>
    <style:style style:name="P17" style:family="paragraph" style:parent-style-name="Standard" style:master-page-name="">
      <style:paragraph-properties fo:text-align="justify" style:justify-single-word="false" fo:hyphenation-ladder-count="no-limit" style:page-number="auto"/>
      <style:text-properties style:font-name="Times New Roman" fo:font-size="12pt" fo:language="uk" fo:country="UA" fo:font-weight="bold" officeooo:rsid="00752f12" officeooo:paragraph-rsid="00752f12" style:font-size-asian="12pt" style:font-weight-asian="bold" style:font-size-complex="12pt" style:font-weight-complex="bold" fo:hyphenate="true" fo:hyphenation-remain-char-count="2" fo:hyphenation-push-char-count="2" loext:hyphenation-no-caps="false"/>
    </style:style>
    <style:style style:name="P18" style:family="paragraph" style:parent-style-name="Standard" style:master-page-name="">
      <style:paragraph-properties fo:text-align="justify" style:justify-single-word="false" fo:hyphenation-ladder-count="no-limit" style:page-number="auto"/>
      <style:text-properties style:font-name="Times New Roman" fo:font-size="12pt" fo:language="uk" fo:country="UA" fo:font-weight="bold" officeooo:rsid="00752f12" officeooo:paragraph-rsid="009937b1" style:font-size-asian="12pt" style:font-weight-asian="bold" style:font-size-complex="12pt" style:font-weight-complex="bold" fo:hyphenate="true" fo:hyphenation-remain-char-count="2" fo:hyphenation-push-char-count="2" loext:hyphenation-no-caps="false"/>
    </style:style>
    <style:style style:name="P19" style:family="paragraph" style:parent-style-name="Standard" style:master-page-name="">
      <style:paragraph-properties fo:text-align="justify" style:justify-single-word="false" fo:hyphenation-ladder-count="no-limit" style:page-number="auto"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no-limit"/>
      <style:text-properties style:font-name="Times New Roman" fo:font-size="12pt" fo:language="uk" fo:country="UA" style:font-size-asian="12pt" style:font-size-complex="12pt" fo:hyphenate="true" fo:hyphenation-remain-char-count="2" fo:hyphenation-push-char-count="2" loext:hyphenation-no-caps="false"/>
    </style:style>
    <style:style style:name="P21" style:family="paragraph" style:parent-style-name="Table_20_Contents">
      <style:paragraph-properties fo:text-align="center" style:justify-single-word="false"/>
      <style:text-properties style:font-name="Times New Roman" fo:font-size="12pt" fo:language="uk" fo:country="UA" style:font-size-asian="12pt" style:font-size-complex="12pt"/>
    </style:style>
    <style:style style:name="P22" style:family="paragraph" style:parent-style-name="Table_20_Contents">
      <style:paragraph-properties fo:text-align="center" style:justify-single-word="false" fo:hyphenation-ladder-count="no-limit"/>
      <style:text-properties style:font-name="Times New Roman" fo:font-size="12pt" fo:language="uk" fo:country="UA" style:font-size-asian="12pt" style:font-size-complex="12pt" fo:hyphenate="true" fo:hyphenation-remain-char-count="2" fo:hyphenation-push-char-count="2" loext:hyphenation-no-caps="false"/>
    </style:style>
    <style:style style:name="P23"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4"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25"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08b9db"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26" style:family="paragraph" style:parent-style-name="Standard">
      <style:paragraph-properties fo:text-align="justify" style:justify-single-word="false"/>
      <style:text-properties officeooo:paragraph-rsid="01105a9e"/>
    </style:style>
    <style:style style:name="P27" style:family="paragraph" style:parent-style-name="Standard">
      <style:paragraph-properties fo:text-align="center" style:justify-single-word="false"/>
      <style:text-properties officeooo:paragraph-rsid="01105a9e"/>
    </style:style>
    <style:style style:name="P28" style:family="paragraph" style:parent-style-name="Standard" style:master-page-name="">
      <loext:graphic-properties draw:fill="none"/>
      <style:paragraph-properties fo:margin-left="0cm" fo:margin-right="0cm" fo:text-align="justify" style:justify-single-word="false" fo:hyphenation-ladder-count="no-limit" fo:text-indent="1cm" style:auto-text-indent="false" style:page-number="auto" fo:background-color="transparent"/>
      <style:text-properties style:font-name="Times New Roman" fo:font-size="12pt" fo:language="uk" fo:country="UA" fo:font-weight="normal" officeooo:rsid="00752f12" officeooo:paragraph-rsid="0108b9db"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29" style:family="paragraph" style:parent-style-name="Standard" style:master-page-name="">
      <loext:graphic-properties draw:fill="none"/>
      <style:paragraph-properties fo:margin-left="0cm" fo:margin-right="0cm" fo:text-align="justify" style:justify-single-word="false" fo:hyphenation-ladder-count="no-limit" fo:text-indent="1cm" style:auto-text-indent="false" style:page-number="auto" fo:background-color="transparent"/>
      <style:text-properties style:font-name="Times New Roman" fo:font-size="12pt" fo:language="uk" fo:country="UA" fo:font-weight="normal" officeooo:rsid="009c4c1e" officeooo:paragraph-rsid="00f34619" fo:background-color="#ffffff" style:font-name-asian="Calibri" style:font-size-asian="10.5pt" style:font-weight-asian="normal" style:font-name-complex="Times New Roman1" style:font-size-complex="12pt" style:font-weight-complex="normal" fo:hyphenate="true" fo:hyphenation-remain-char-count="2" fo:hyphenation-push-char-count="2" loext:hyphenation-no-caps="false"/>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915ce7" style:font-name-asian="Times New Roman1" style:font-weight-asian="bold" style:font-size-complex="14pt"/>
    </style:style>
    <style:style style:name="T10" style:family="text">
      <style:text-properties fo:font-weight="normal" style:font-weight-asian="normal" style:font-weight-complex="normal"/>
    </style:style>
    <style:style style:name="T11" style:family="text">
      <style:text-properties fo:font-weight="normal" fo:background-color="#ffffff" loext:char-shading-value="0" style:font-name-asian="Calibri" style:font-weight-asian="normal" style:font-name-complex="Times New Roman1" style:font-weight-complex="normal"/>
    </style:style>
    <style:style style:name="T12" style:family="text">
      <style:text-properties fo:background-color="#ffffff" loext:char-shading-value="0" style:font-name-asian="Calibri" style:font-name-complex="Times New Roman1"/>
    </style:style>
    <style:style style:name="T13" style:family="text">
      <style:text-properties officeooo:rsid="0074a7e7" fo:background-color="#ffffff" loext:char-shading-value="0" style:font-name-asian="Calibri" style:font-name-complex="Times New Roman1"/>
    </style:style>
    <style:style style:name="T14" style:family="text">
      <style:text-properties style:font-name="Times New Roman" fo:font-size="12pt" fo:language="uk" fo:country="UA" fo:font-weight="bold" officeooo:rsid="009c4c1e" fo:background-color="#ffffff" loext:char-shading-value="0" style:font-name-asian="Calibri" style:font-size-asian="12pt" style:font-weight-asian="bold" style:font-name-complex="Times New Roman1" style:font-size-complex="12pt" style:font-weight-complex="bold"/>
    </style:style>
    <style:style style:name="T15" style:family="text">
      <style:text-properties style:font-name="Times New Roman" fo:font-size="12pt" fo:language="uk" fo:country="UA" fo:font-weight="normal" officeooo:rsid="009c4c1e" fo:background-color="#ffffff" loext:char-shading-value="0" style:font-name-asian="Calibri" style:font-size-asian="12pt" style:font-weight-asian="normal" style:font-name-complex="Times New Roman1" style:font-size-complex="12pt" style:font-weight-complex="normal"/>
    </style:style>
    <style:style style:name="T16" style:family="text">
      <style:text-properties style:font-name="Times New Roman" fo:font-size="14pt" fo:language="uk" fo:country="UA" fo:font-weight="bold" officeooo:rsid="009c4c1e" fo:background-color="#ffffff" loext:char-shading-value="0" style:font-name-asian="Calibri" style:font-size-asian="14pt" style:font-weight-asian="bold" style:font-name-complex="Times New Roman1" style:font-size-complex="14pt" style:font-weight-complex="bold"/>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3cm" draw:visible-area-height="5.03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ІНІСТЕРСТВО ОСВІТИ І НАУКИ УКРАЇНИ</text:p>
      <text:p text:style-name="P1"><draw:frame draw:style-name="fr1"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Дніпровський національний університет<text:line-break/>залізничного транспорту імені академіка В. Лазаряна</text:p>
      <text:p text:style-name="P3"/>
      <text:p text:style-name="P4">Кафедра «Комп'ютерні інформаційні технології»</text:p>
      <text:p text:style-name="P5"/>
      <text:p text:style-name="P5"/>
      <text:p text:style-name="P5"/>
      <text:p text:style-name="P5"/>
      <text:p text:style-name="P5"/>
      <text:p text:style-name="P5"/>
      <text:p text:style-name="P5"/>
      <text:p text:style-name="P5"/>
      <text:p text:style-name="P6"><text:span text:style-name="T8">Лабораторна робота №</text:span><text:span text:style-name="T9">5</text:span></text:p>
      <text:p text:style-name="P8"><text:span text:style-name="T8"><text:line-break/></text:span><text:span text:style-name="T1">з дисципліни «</text:span><text:span text:style-name="T2">Алгоритми та структури даних</text:span><text:span text:style-name="T7">»</text:span></text:p>
      <text:p text:style-name="P7"/>
      <text:p text:style-name="P23"><text:span text:style-name="T3">на тему: </text:span><text:span text:style-name="T4">«Дерева»</text:span></text:p>
      <text:p text:style-name="P9"/>
      <text:p text:style-name="P9"/>
      <text:p text:style-name="P9"/>
      <text:p text:style-name="P9"/>
      <text:p text:style-name="P9"/>
      <text:p text:style-name="P9"/>
      <text:p text:style-name="P4">Виконав:</text:p>
      <text:p text:style-name="P10">студент гр.ПЗ1911 </text:p>
      <text:p text:style-name="P10">Сафонов Д. Є.</text:p>
      <text:p text:style-name="P10">Прийняла: </text:p>
      <text:p text:style-name="P11">Куроп'ятник О. С.</text:p>
      <text:p text:style-name="P12"><text:tab/></text:p>
      <text:p text:style-name="P13"><text:span text:style-name="T5">Дніпро, 202</text:span><text:span text:style-name="T6">1</text:span></text:p>
      <text:p text:style-name="P19">Тема. <text:span text:style-name="T10">Дерева.</text:span></text:p>
      <text:p text:style-name="P17"><text:span text:style-name="T13">М</text:span><text:span text:style-name="T12">ета. </text:span><text:span text:style-name="T11">Ознайомитися <text:s/>з <text:s/>поняттям <text:s/>дерева. <text:s/>Отримати <text:s/>практичні <text:s/>навички реалізації бінарного дерева пошуку.</text:span></text:p>
      <text:p text:style-name="P14"/>
      <text:p text:style-name="P18"><text:span text:style-name="T12">Завдання. </text:span><text:span text:style-name="T11">Розробити програму мовою java для реалізації бінарного дерево та операцій додавання, <text:s/>видалення, <text:s/>пошуку <text:s/>та <text:s/>перегляду <text:s/>інформації <text:s/>про <text:s/>певний <text:s/>об’єкт(вивід інформаційної частини), симетричного обходу. Клас дерева та вузла представити двома різними класами. Атрибути класу вузла <text:s/>повинні <text:s/>мати модифікатори <text:s/>доступу private або <text:s/>вузол <text:s/>має <text:s/>бути представлений <text:s/>як <text:s/>внутрішній <text:s/>клас <text:s/>класу <text:s/>дерева. <text:s/>Вузол <text:s/>повинен <text:s/>містити посилання <text:s/>на <text:s/>лівий <text:s/>та <text:s/>правий <text:s/>нащадки, <text:s/>поле <text:s/>ключа, <text:s/>поле <text:s/>інформаційної </text:span></text:p>
      <text:p text:style-name="P25">частини, не містити посилання на батьківський вузол. Значення ключа повинно обраховуватися <text:s/>на <text:s/>основі <text:s/>значення <text:s/>інформаційної <text:s/>частини. <text:s/>При <text:s/>додаванні нового <text:s/>вузла <text:s/>зі <text:s/>значенням <text:s/>ключа, <text:s/>яке <text:s/>вже <text:s/>є <text:s/>в <text:s/>дереві, <text:s/>виконати <text:s/>заміну інформаційної <text:s/>частини. <text:s/>Тип <text:s/>даних <text:s/>інформаційної <text:s/>частини <text:s/>визначити <text:s/>за параметризованим типом з індивідуального завдання до лабораторної роботи 4.</text:p>
      <text:p text:style-name="P28">В <text:s/>програмі <text:s/>реалізувати <text:s/>текстове <text:s/>меню <text:s/>для <text:s/>виконання <text:s/>усіх <text:s/>операцій <text:s/>над деревом <text:s/>в <text:s/>довільному <text:s/>порядку. <text:s/>Для <text:s/>кожного <text:s/>пункту <text:s/>меню <text:s/>передбачити зворотній зв'язок у вигляді результату виконання операції та/або повідомлення про успішне виконання операції.</text:p>
      <text:p text:style-name="P15">Індивідуальне завдання.</text:p>
      <table:table table:name="Table1" table:style-name="Table1">
        <table:table-column table:style-name="Table1.A"/>
        <table:table-column table:style-name="Table1.B"/>
        <table:table-column table:style-name="Table1.C"/>
        <table:table-row table:style-name="TableLine94329818238400">
          <table:table-cell table:style-name="Table1.A1" office:value-type="string">
            <text:p text:style-name="P22">Варіант</text:p>
          </table:table-cell>
          <table:table-cell table:style-name="Table1.A1" office:value-type="string">
            <text:p text:style-name="P21">Ситуація</text:p>
          </table:table-cell>
          <table:table-cell table:style-name="Table1.C1" office:value-type="string">
            <text:p text:style-name="P21">Значення параметризованого типу</text:p>
          </table:table-cell>
        </table:table-row>
        <table:table-row table:style-name="TableLine94329818362512">
          <table:table-cell table:style-name="Table1.A2" office:value-type="string">
            <text:p text:style-name="P21">6</text:p>
          </table:table-cell>
          <table:table-cell table:style-name="Table1.A2" office:value-type="string">
            <text:p text:style-name="P20">Снігуронька <text:s/>записує <text:s/>бажання <text:s/>дітей, <text:s/>які шикуються у чергу. Бажання можуть бути таких видів: іграшки, гаджети, одяг, смаколики. Дід <text:s/>Мороз <text:s/>виконує <text:s/>бажання <text:s/>по <text:s/>одному <text:s/>у порядку <text:s/>надходження. <text:s/>Порахувати <text:s/>скільки бажань кожного виду вже виконав Дід.</text:p>
          </table:table-cell>
          <table:table-cell table:style-name="Table1.C2" office:value-type="string">
            <text:p text:style-name="P22">Бажання</text:p>
          </table:table-cell>
        </table:table-row>
      </table:table>
      <text:p text:style-name="P16"/>
      <text:p text:style-name="P26"><text:span text:style-name="T14">Текст програми. </text:span><text:a xlink:type="simple" xlink:href="https://github.com/dazzlemon/diit_121-ipz_y2_asd/tree/main/5/src/main/java/asd5" text:style-name="Internet_20_link" text:visited-style-name="Visited_20_Internet_20_Link"><text:span text:style-name="T15">github</text:span></text:a></text:p>
      <text:p text:style-name="P26"><text:span text:style-name="T15"/></text:p>
      <text:p text:style-name="P27"><text:span text:style-name="T16">Висновки.</text:span></text:p>
      <text:p text:style-name="P29">Розроблений клас повністю ітеративний(використовується програмний стек замість фізичного). Хоч ітеративні алгоритми дещо складніше вони кращі за свої рекурсивні аналоги тому, що більшість мов програмування використовує фізичний стек, який досить швидко переповнюється. Але рекурсивні алгоритми набагато простіші для написання та розуміння(вони набагато коротші та не потребують маніпуляцій зі стеко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4-09T22:36:34.878823770</dc:date>
    <meta:editing-duration>PT11H54M47S</meta:editing-duration>
    <meta:editing-cycles>241</meta:editing-cycles>
    <meta:generator>LibreOffice/7.0.5.2$Linux_X86_64 LibreOffice_project/00$Build-2</meta:generator>
    <meta:document-statistic meta:table-count="1" meta:image-count="0" meta:object-count="1" meta:page-count="2" meta:paragraph-count="30" meta:word-count="294" meta:character-count="2370" meta:non-whitespace-character-count="2007"/>
  </office:meta>
</office:document-meta>
</file>